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29.6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0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0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ccff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" style:font-name-complex="Arial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ctroyés du 1er juin 2015 au 31 mai 201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m du fournisseur</text:p>
          </table:table-cell>
          <table:table-cell table:style-name="ce1" office:value-type="string" calcext:value-type="string">
            <text:p>Description du bon de commande</text:p>
          </table:table-cell>
          <table:table-cell office:value-type="string" calcext:value-type="string">
            <text:p>Montant du contra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257-0134 QUÉBEC INC.</text:p>
          </table:table-cell>
          <table:table-cell table:style-name="ce2" office:value-type="string" calcext:value-type="string">
            <text:p>Parc de Kent : travaux de réfections architecturales du Pavillon des baigneurs</text:p>
          </table:table-cell>
          <table:table-cell table:style-name="ce6" office:value-type="float" office:value="46610.25" calcext:value-type="float">
            <text:p>46 610,25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SOLU GRAPHIQUES INC.</text:p>
          </table:table-cell>
          <table:table-cell table:style-name="ce2" office:value-type="string" calcext:value-type="string">
            <text:p>Centre culturel de Notre-Dame-de-Grâce : microsignalisation</text:p>
          </table:table-cell>
          <table:table-cell table:style-name="ce6" office:value-type="float" office:value="29266.85" calcext:value-type="float">
            <text:p>29 266,85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OIRES OUTILLAGE LIMITÉE/ <text:span text:style-name="T1">ENTENTE 925596</text:span></text:p>
          </table:table-cell>
          <table:table-cell table:style-name="ce2" office:value-type="string" calcext:value-type="string">
            <text:p>Location de balais de rue (2016)</text:p>
          </table:table-cell>
          <table:table-cell table:style-name="ce6" office:value-type="float" office:value="112447.13" calcext:value-type="float">
            <text:p>112 447,13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ME SERVICES SCÉNIQUES</text:p>
          </table:table-cell>
          <table:table-cell table:style-name="ce2" office:value-type="string" calcext:value-type="string">
            <text:p>Centre culturel de Notre-Dame-de-Grâce : vitrines et cimaises</text:p>
          </table:table-cell>
          <table:table-cell table:style-name="ce6" office:value-type="float" office:value="23906.19" calcext:value-type="float">
            <text:p>23 906,19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À DEUX MAINS INC. (HEAD &amp; HANDS)</text:p>
          </table:table-cell>
          <table:table-cell table:style-name="ce2" office:value-type="string" calcext:value-type="string">
            <text:p>Contribution 2015 : <text:span text:style-name="T3">Jeunesse 2000</text:span></text:p>
          </table:table-cell>
          <table:table-cell table:style-name="ce6" office:value-type="float" office:value="39790" calcext:value-type="float">
            <text:p>39 790,00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FLECK DE LA RIVA, ARCHITECTES</text:p>
          </table:table-cell>
          <table:table-cell table:style-name="ce2" office:value-type="string" calcext:value-type="string">
            <text:p>Parc Trenholme : contrat de services professionnels en architecture pour les plans et devis de mise aux normes de la pataugeoire</text:p>
          </table:table-cell>
          <table:table-cell table:style-name="ce6" office:value-type="float" office:value="56383.78" calcext:value-type="float">
            <text:p>56 383,78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TAGON INTERNATIONAL</text:p>
          </table:table-cell>
          <table:table-cell table:style-name="ce2" office:value-type="string" calcext:value-type="string">
            <text:p>Cour de voirie Madison : contrat pour les travaux de réfections structurales de l'abri à sel et des matériaux</text:p>
          </table:table-cell>
          <table:table-cell table:style-name="ce6" office:value-type="float" office:value="576929.74" calcext:value-type="float">
            <text:p>576 929,74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OCIATION DE LA COMMUNAUTÉ NOIRE DE CÔTE-DES-NEIGES</text:p>
          </table:table-cell>
          <table:table-cell table:style-name="ce2" office:value-type="string" calcext:value-type="string">
            <text:p>Contribution financière 2016 : programmation activités de loisirs</text:p>
          </table:table-cell>
          <table:table-cell table:style-name="ce6" office:value-type="float" office:value="72074" calcext:value-type="float">
            <text:p>72 074,00 $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Volet <text:span text:style-name="T3">club de vacances </text:span><text:span text:style-name="T4">pour l'Association de la communauté noire de Côte-des-Neiges</text:span></text:p>
          </table:table-cell>
          <table:table-cell table:style-name="ce6" office:value-type="float" office:value="44490" calcext:value-type="float">
            <text:p>44 490,00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OCIATION POUR LE DÉVELOPPEMENT JEUNESSE DE LOYOLA</text:p>
          </table:table-cell>
          <table:table-cell table:style-name="ce2" office:value-type="string" calcext:value-type="string">
            <text:p>Contribution financière 2016 : programmation activités de loisirs</text:p>
          </table:table-cell>
          <table:table-cell table:style-name="ce6" office:value-type="float" office:value="42286" calcext:value-type="float">
            <text:p>42 286,00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U-VAL CMM/ <text:span text:style-name="T1">ENTENTE 910214</text:span></text:p>
          </table:table-cell>
          <table:table-cell table:style-name="ce2" office:value-type="string" calcext:value-type="string">
            <text:p>Récupération de béton et asphalte (2015)</text:p>
          </table:table-cell>
          <table:table-cell table:style-name="ce6" office:value-type="float" office:value="47490.57" calcext:value-type="float">
            <text:p>47 490,57 $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Récupération de béton et asphalte (2016)</text:p>
          </table:table-cell>
          <table:table-cell table:style-name="ce6" office:value-type="float" office:value="12480.17" calcext:value-type="float">
            <text:p>12 480,17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ULIEU MAURRASSE</text:p>
          </table:table-cell>
          <table:table-cell table:style-name="ce2" office:value-type="string" calcext:value-type="string">
            <text:p>Acquisition de la partie divise de l'immeuble situé au 6600, avenue Victoria</text:p>
          </table:table-cell>
          <table:table-cell table:style-name="ce6" office:value-type="float" office:value="2307552.59" calcext:value-type="float">
            <text:p>2 307 552,59 $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OUTY INC./ <text:span text:style-name="T1">ENTENTE 10139</text:span></text:p>
          </table:table-cell>
          <table:table-cell table:style-name="ce3" office:value-type="string" calcext:value-type="string">
            <text:p>Bibliothèques interculturelle, Côte-des-Neiges et Notre-Dame-de-Grâce : remplacement de fauteuils de lecture et de chaises</text:p>
          </table:table-cell>
          <table:table-cell table:style-name="ce7" office:value-type="float" office:value="71134.38" calcext:value-type="float">
            <text:p>71 134,38 $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OUTY INC./ <text:span text:style-name="T1">ENTENTE 1013950</text:span></text:p>
          </table:table-cell>
          <table:table-cell table:style-name="ce2" office:value-type="string" calcext:value-type="string">
            <text:p>Centre culturel de Notre-Dame-de-Grâce : mobilier (chaises) pour le secteur public</text:p>
          </table:table-cell>
          <table:table-cell table:style-name="ce6" office:value-type="float" office:value="110286.49" calcext:value-type="float">
            <text:p>110 286,49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RIÈRE ST-JACQUES INC./ <text:span text:style-name="T1">ENTENTE 1067327</text:span></text:p>
          </table:table-cell>
          <table:table-cell table:style-name="ce2" office:value-type="string" calcext:value-type="string">
            <text:p>Achat d'abrasifs</text:p>
          </table:table-cell>
          <table:table-cell table:style-name="ce6" office:value-type="float" office:value="75953.96" calcext:value-type="float">
            <text:p>75 953,96 $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NTRE COMMUNAUTAIRE DE LOISIR DE LA CÔTE-DES-NEIGES</text:p>
          </table:table-cell>
          <table:table-cell table:style-name="ce2" office:value-type="string" calcext:value-type="string">
            <text:p>Contribution financière 2016 : programmation activités de loisirs</text:p>
          </table:table-cell>
          <table:table-cell table:style-name="ce6" office:value-type="float" office:value="47054" calcext:value-type="float">
            <text:p>47 054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Volet <text:span text:style-name="T5">club de vacances </text:span><text:span text:style-name="T6">pour le Centre Communautaire de Loisir de la Côte-des-Neiges</text:span></text:p>
          </table:table-cell>
          <table:table-cell table:style-name="ce8" office:value-type="float" office:value="26000" calcext:value-type="float">
            <text:p>26 0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NTRE COMMUNAUTAIRE MOUNTAIN SIGHTS</text:p>
          </table:table-cell>
          <table:table-cell table:style-name="ce4" office:value-type="string" calcext:value-type="string">
            <text:p>Contribution financière : programmation activités de loisirs</text:p>
          </table:table-cell>
          <table:table-cell table:style-name="ce8" office:value-type="float" office:value="91274" calcext:value-type="float">
            <text:p>91 274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NTRE DE RESSOURCES COMMUNAUTAIRES DE CÔTE-DES-NEIGES</text:p>
          </table:table-cell>
          <table:table-cell table:style-name="ce4" office:value-type="string" calcext:value-type="string">
            <text:p>Contribution financière : partie 1</text:p>
          </table:table-cell>
          <table:table-cell table:style-name="ce8" office:value-type="float" office:value="70000" calcext:value-type="float">
            <text:p>70 000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: partie 2</text:p>
          </table:table-cell>
          <table:table-cell table:style-name="ce8" office:value-type="float" office:value="93334" calcext:value-type="float">
            <text:p>93 334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ITÉ NISSAN - GABRIEL S.E.C./ ENTENTE 941596</text:p>
          </table:table-cell>
          <table:table-cell table:style-name="ce4" office:value-type="string" calcext:value-type="string">
            <text:p>Achat de véhicules <text:span text:style-name="T5">Nissan Versa Note (3)</text:span></text:p>
          </table:table-cell>
          <table:table-cell table:style-name="ce8" office:value-type="float" office:value="55085.79" calcext:value-type="float">
            <text:p>55 085,79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UB DE PLEIN AIR NOTRE-DAME-DE-GRÂCE</text:p>
          </table:table-cell>
          <table:table-cell table:style-name="ce4" office:value-type="string" calcext:value-type="string">
            <text:p>Convention de partenariat pour la réalisation d'activités de loisirs</text:p>
          </table:table-cell>
          <table:table-cell table:style-name="ce8" office:value-type="float" office:value="28000" calcext:value-type="float">
            <text:p>28 0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.M.S. ENTREPRENEURS GÉNÉRAUX INC.</text:p>
          </table:table-cell>
          <table:table-cell table:style-name="ce4" office:value-type="string" calcext:value-type="string">
            <text:p>Contrats de déneigement 6e versement</text:p>
          </table:table-cell>
          <table:table-cell table:style-name="ce8" office:value-type="float" office:value="913843.15" calcext:value-type="float">
            <text:p>913 843,15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at de lavage de trottoirs (2015)</text:p>
          </table:table-cell>
          <table:table-cell table:style-name="ce8" office:value-type="float" office:value="38456.23" calcext:value-type="float">
            <text:p>38 456,23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at de déneigement, d’épandage d'abrasifs et de fondants sur les trottoirs. Hiver 2015-2016</text:p>
          </table:table-cell>
          <table:table-cell table:style-name="ce8" office:value-type="float" office:value="4311426.23" calcext:value-type="float">
            <text:p>4 311 426,2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MITÉ JEUNESSE DE NOTRE-DAME-DE-GRÂCE</text:p>
          </table:table-cell>
          <table:table-cell table:style-name="ce4" office:value-type="string" calcext:value-type="string">
            <text:p>Contribution financière 2016 : Programmation activités de loisirs</text:p>
          </table:table-cell>
          <table:table-cell table:style-name="ce8" office:value-type="float" office:value="222242" calcext:value-type="float">
            <text:p>222 242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2016 : programmation activités de loisirs - Centre St-Raymond</text:p>
          </table:table-cell>
          <table:table-cell table:style-name="ce8" office:value-type="float" office:value="99603" calcext:value-type="float">
            <text:p>99 603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2016 : programmation activités de loisirs - Centre Walkley</text:p>
          </table:table-cell>
          <table:table-cell table:style-name="ce8" office:value-type="float" office:value="39267" calcext:value-type="float">
            <text:p>39 267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: volet <text:span text:style-name="T5">club de vacances </text:span><text:span text:style-name="T6">- CJNDG</text:span></text:p>
          </table:table-cell>
          <table:table-cell table:style-name="ce8" office:value-type="float" office:value="57547" calcext:value-type="float">
            <text:p>57 547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CEPT AUDIO VISUEL</text:p>
          </table:table-cell>
          <table:table-cell table:style-name="ce4" office:value-type="string" calcext:value-type="string">
            <text:p>Service : diffusion pour les séances du conseil (2016)</text:p>
          </table:table-cell>
          <table:table-cell table:style-name="ce8" office:value-type="float" office:value="7887.86" calcext:value-type="float">
            <text:p>7 887,86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SEIL COMMUNAUTAIRE NOTRE-DAME-DE-GRÂCE</text:p>
          </table:table-cell>
          <table:table-cell table:style-name="ce4" office:value-type="string" calcext:value-type="string">
            <text:p>Contribution financière</text:p>
          </table:table-cell>
          <table:table-cell table:style-name="ce8" office:value-type="float" office:value="42500" calcext:value-type="float">
            <text:p>42 5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STRUCTION ARCADE</text:p>
          </table:table-cell>
          <table:table-cell table:style-name="ce4" office:value-type="string" calcext:value-type="string">
            <text:p>Centre culturel de Notre-Dame-de-Grâce et bibliothèque : contrat pour les travaux de scénographie et construction d'une structure d'accrochage dans la salle de spectacles</text:p>
          </table:table-cell>
          <table:table-cell table:style-name="ce8" office:value-type="float" office:value="45802.37" calcext:value-type="float">
            <text:p>45 802,37 $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CONSTRUCTION DJL INC./ ENTENTE 1034228</text:p>
          </table:table-cell>
          <table:table-cell table:style-name="ce5" office:value-type="string" calcext:value-type="string">
            <text:p>Achat d'asphalte</text:p>
          </table:table-cell>
          <table:table-cell table:style-name="ce9" office:value-type="float" office:value="123579" calcext:value-type="float">
            <text:p>123 579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STRUCTION JESSIKO INC.</text:p>
          </table:table-cell>
          <table:table-cell table:style-name="ce4" office:value-type="string" calcext:value-type="string">
            <text:p>Parcs Georges-Saint-Pierre et William-Bowie : contrat de fournitures et d'installation des gradins pour les terrains de soccer</text:p>
          </table:table-cell>
          <table:table-cell table:style-name="ce8" office:value-type="float" office:value="32938.78" calcext:value-type="float">
            <text:p>32 938,78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NSTRUCTION PIRAVIC INC.</text:p>
          </table:table-cell>
          <table:table-cell table:style-name="ce4" office:value-type="string" calcext:value-type="string">
            <text:p>Parc Jean-Brillant : réaménagement de l'aire de jeux des 5 à 12 ans</text:p>
          </table:table-cell>
          <table:table-cell table:style-name="ce8" office:value-type="float" office:value="27133.45" calcext:value-type="float">
            <text:p>27 133,45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RPORATION DE DÉVELOPPEMENT COMMUNAUTAIRE DE CÔTE-DES-NEIGES</text:p>
          </table:table-cell>
          <table:table-cell table:style-name="ce4" office:value-type="string" calcext:value-type="string">
            <text:p>Contribution financière</text:p>
          </table:table-cell>
          <table:table-cell table:style-name="ce8" office:value-type="float" office:value="42500" calcext:value-type="float">
            <text:p>42 5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ÉMÉNAGEMENT LA CAPITALE </text:p>
          </table:table-cell>
          <table:table-cell table:style-name="ce4" office:value-type="string" calcext:value-type="string">
            <text:p>Déménagement de la bibliothèque Benny au Centre culturel de Notre-Dame-de-Grâce</text:p>
          </table:table-cell>
          <table:table-cell table:style-name="ce8" office:value-type="float" office:value="23381.24" calcext:value-type="float">
            <text:p>23 381,2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MIX/ ENTENTE 1035680</text:p>
          </table:table-cell>
          <table:table-cell table:style-name="ce4" office:value-type="string" calcext:value-type="string">
            <text:p>Achat de béton pré-mélangé 35 MPA pour l'aqueduc</text:p>
          </table:table-cell>
          <table:table-cell table:style-name="ce8" office:value-type="float" office:value="26680.74" calcext:value-type="float">
            <text:p>26 680,7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MIX/ ENTENTE 1035680</text:p>
          </table:table-cell>
          <table:table-cell table:style-name="ce4" office:value-type="string" calcext:value-type="string">
            <text:p>Achat de béton pré-mélangé 32 MPA pour l'équipe béton</text:p>
          </table:table-cell>
          <table:table-cell table:style-name="ce8" office:value-type="float" office:value="70972.63" calcext:value-type="float">
            <text:p>70 972,6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RICHEBOURG CANADA ENVIRONMENT INC./ ENTENTE 1074890</text:p>
          </table:table-cell>
          <table:table-cell table:style-name="ce4" office:value-type="string" calcext:value-type="string">
            <text:p>Collecte de déchets de l'arrondissement (décembre 2015)</text:p>
          </table:table-cell>
          <table:table-cell table:style-name="ce8" office:value-type="float" office:value="149292.75" calcext:value-type="float">
            <text:p>149 292,75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ÉVELOPPEMENT OLYMBEC (2004) INC. &amp; CONSTRUCTION OLYMBEC INC.</text:p>
          </table:table-cell>
          <table:table-cell table:style-name="ce4" office:value-type="string" calcext:value-type="string">
            <text:p>Remboursement de 82 550 $ à la compagnie Olymbec : montant des frais de parcs payés le 26 octobre 2010, pour un projet d'opération cadastrale non autorisé </text:p>
          </table:table-cell>
          <table:table-cell table:style-name="ce8" office:value-type="float" office:value="82550" calcext:value-type="float">
            <text:p>82 55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ÉBÉNISTERIE STE-MONIQUE (E.S.M.)</text:p>
          </table:table-cell>
          <table:table-cell table:style-name="ce4" office:value-type="string" calcext:value-type="string">
            <text:p>Centre culturel de Notre-Dame-de-Grâce : mobilier sur mesure</text:p>
          </table:table-cell>
          <table:table-cell table:style-name="ce8" office:value-type="float" office:value="40356.68" calcext:value-type="float">
            <text:p>40 356,68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IE</text:p>
          </table:table-cell>
          <table:table-cell table:style-name="ce4" office:value-type="string" calcext:value-type="string">
            <text:p>Centre sportif de Notre-Dame-de-Grâce : travaux d'entretien correctifs (facture 2014)</text:p>
          </table:table-cell>
          <table:table-cell table:style-name="ce8" office:value-type="float" office:value="31530.73" calcext:value-type="float">
            <text:p>31 530,73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at d'entretien : volets 2 à 4 (2016)</text:p>
          </table:table-cell>
          <table:table-cell table:style-name="ce8" office:value-type="float" office:value="53753.6" calcext:value-type="float">
            <text:p>53 753,6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TRETIEN MANA INC.</text:p>
          </table:table-cell>
          <table:table-cell table:style-name="ce4" office:value-type="string" calcext:value-type="string">
            <text:p>Entretien ménager du 2140, avenue Madison</text:p>
          </table:table-cell>
          <table:table-cell table:style-name="ce8" office:value-type="float" office:value="26412.24" calcext:value-type="float">
            <text:p>26 412,2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VIRONNEMENT ROUTIER NRJ INC.</text:p>
          </table:table-cell>
          <table:table-cell table:style-name="ce4" office:value-type="string" calcext:value-type="string">
            <text:p>Collecte sélective des matières recyclables</text:p>
          </table:table-cell>
          <table:table-cell table:style-name="ce8" office:value-type="float" office:value="151496.2" calcext:value-type="float">
            <text:p>151 496,20 $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ENVIROSERVICES INC./ ENTENTE 867355</text:p>
          </table:table-cell>
          <table:table-cell table:style-name="ce5" office:value-type="string" calcext:value-type="string">
            <text:p>Service : analyses et essais en laboratoire</text:p>
          </table:table-cell>
          <table:table-cell table:style-name="ce9" office:value-type="float" office:value="25258.62" calcext:value-type="float">
            <text:p>25 258,62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ÉQUIPEMENTS TWIN INC./ ENTENTE 789455</text:p>
          </table:table-cell>
          <table:table-cell table:style-name="ce4" office:value-type="string" calcext:value-type="string">
            <text:p>Aménagement de véhicules</text:p>
          </table:table-cell>
          <table:table-cell table:style-name="ce8" office:value-type="float" office:value="145632.97" calcext:value-type="float">
            <text:p>145 632,97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Achat d'épandeuses d'abrasif 7 et 8 verges cubes</text:p>
          </table:table-cell>
          <table:table-cell table:style-name="ce8" office:value-type="float" office:value="125509.4" calcext:value-type="float">
            <text:p>125 509,4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UROVIA QUÉBEC CONSTRUCTION INC.</text:p>
          </table:table-cell>
          <table:table-cell table:style-name="ce4" office:value-type="string" calcext:value-type="string">
            <text:p>Reconstruction des trottoirs et des bordures (PRR-1-2015)</text:p>
          </table:table-cell>
          <table:table-cell table:style-name="ce8" office:value-type="float" office:value="1697987.13" calcext:value-type="float">
            <text:p>1 697 987,1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PROLINK INC./ ENTENTE 870034</text:p>
          </table:table-cell>
          <table:table-cell table:style-name="ce4" office:value-type="string" calcext:value-type="string">
            <text:p>Achat de voiturettes aspirateurs MADVAC</text:p>
          </table:table-cell>
          <table:table-cell table:style-name="ce8" office:value-type="float" office:value="143030.39" calcext:value-type="float">
            <text:p>143 030,39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OURCHETTE &amp; CIE CUISINE COMMUNAUTAIRE</text:p>
          </table:table-cell>
          <table:table-cell table:style-name="ce4" office:value-type="string" calcext:value-type="string">
            <text:p>Contribution financière</text:p>
          </table:table-cell>
          <table:table-cell table:style-name="ce8" office:value-type="float" office:value="40000" calcext:value-type="float">
            <text:p>40 0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UPE GEYSER INC.</text:p>
          </table:table-cell>
          <table:table-cell table:style-name="ce4" office:value-type="string" calcext:value-type="string">
            <text:p>Construction du Centre culturel de Notre-Dame-de-Grâce</text:p>
          </table:table-cell>
          <table:table-cell table:style-name="ce8" office:value-type="float" office:value="14399427.43" calcext:value-type="float">
            <text:p>14 399 427,4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UPE MÉCANO INC.</text:p>
          </table:table-cell>
          <table:table-cell table:style-name="ce4" office:value-type="string" calcext:value-type="string">
            <text:p>Parc Loyola : contrat pour la transformation de la pataugeoire en jeux d'eau</text:p>
          </table:table-cell>
          <table:table-cell table:style-name="ce8" office:value-type="float" office:value="182006.85" calcext:value-type="float">
            <text:p>182 006,85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YDRO-QUÉBEC</text:p>
          </table:table-cell>
          <table:table-cell table:style-name="ce4" office:value-type="string" calcext:value-type="string">
            <text:p>Frais d'éléctricité</text:p>
          </table:table-cell>
          <table:table-cell table:style-name="ce8" office:value-type="float" office:value="101432.85" calcext:value-type="float">
            <text:p>101 432,85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Frais d'administration</text:p>
          </table:table-cell>
          <table:table-cell table:style-name="ce8" office:value-type="float" office:value="1198.24" calcext:value-type="float">
            <text:p>1 198,2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MAGINEO INC.</text:p>
          </table:table-cell>
          <table:table-cell table:style-name="ce4" office:value-type="string" calcext:value-type="string">
            <text:p>Place Darlington : fournitures et installation de jeux d'eau et de systèmes connexes</text:p>
          </table:table-cell>
          <table:table-cell table:style-name="ce8" office:value-type="float" office:value="68737.64" calcext:value-type="float">
            <text:p>68 737,6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EUNESSE BENNY</text:p>
          </table:table-cell>
          <table:table-cell table:style-name="ce4" office:value-type="string" calcext:value-type="string">
            <text:p>Contribution financière 2016 : programmation activités de loisirs</text:p>
          </table:table-cell>
          <table:table-cell table:style-name="ce8" office:value-type="float" office:value="29206" calcext:value-type="float">
            <text:p>29 206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FARGE CANADA INC./ ENTENTE 1035633</text:p>
          </table:table-cell>
          <table:table-cell table:style-name="ce4" office:value-type="string" calcext:value-type="string">
            <text:p>Achat d'agrégats en vrac (2015)</text:p>
          </table:table-cell>
          <table:table-cell table:style-name="ce8" office:value-type="float" office:value="182776.81" calcext:value-type="float">
            <text:p>182 776,81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Achat d'agrégats en vrac (2016)</text:p>
          </table:table-cell>
          <table:table-cell table:style-name="ce8" office:value-type="float" office:value="49257.76" calcext:value-type="float">
            <text:p>49 257,76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S CONSTRUCTIONS ARGOZY INC.</text:p>
          </table:table-cell>
          <table:table-cell table:style-name="ce4" office:value-type="string" calcext:value-type="string">
            <text:p>Parc de la Confédération : réalisation de travaux de transformation du terrain de pétanque en jardins d'agriculture urbaine</text:p>
          </table:table-cell>
          <table:table-cell table:style-name="ce8" office:value-type="float" office:value="40892.63" calcext:value-type="float">
            <text:p>40 892,6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S ENTREPRISES MICHAUDVILLE INC.</text:p>
          </table:table-cell>
          <table:table-cell table:style-name="ce4" office:value-type="string" calcext:value-type="string">
            <text:p>Travaux de construction de dos d'âne</text:p>
          </table:table-cell>
          <table:table-cell table:style-name="ce8" office:value-type="float" office:value="55532.76" calcext:value-type="float">
            <text:p>55 532,76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ATION GUAY</text:p>
          </table:table-cell>
          <table:table-cell table:style-name="ce4" office:value-type="string" calcext:value-type="string">
            <text:p>Location d'une rétrocaveuse</text:p>
          </table:table-cell>
          <table:table-cell table:style-name="ce8" office:value-type="float" office:value="42901.83" calcext:value-type="float">
            <text:p>42 901,8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ISIRS SPORTIFS CÔTE-DES-NEIGES - NOTRE-DAME-DE-GRÂCE</text:p>
          </table:table-cell>
          <table:table-cell table:style-name="ce4" office:value-type="string" calcext:value-type="string">
            <text:p>Contribution financière 2016 : programmation activités de loisirs</text:p>
          </table:table-cell>
          <table:table-cell table:style-name="ce8" office:value-type="float" office:value="260379" calcext:value-type="float">
            <text:p>260 379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entre sportif de Notre-Dame-de-Grâce : gestion et exploitation volets 2 à 7 (1er au 31 janvier 2016)</text:p>
          </table:table-cell>
          <table:table-cell table:style-name="ce8" office:value-type="float" office:value="209223.13" calcext:value-type="float">
            <text:p>209 223,13 $ 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5" office:value-type="string" calcext:value-type="string">
            <text:p>Contribution financière 2016 : programmation activités de loisirs</text:p>
          </table:table-cell>
          <table:table-cell table:style-name="ce9" office:value-type="float" office:value="676281" calcext:value-type="float">
            <text:p>676 281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ISIRS SPORTIFS CÔTE-DES-NEIGES - NOTRE-DAME-DE-GRÂCE</text:p>
          </table:table-cell>
          <table:table-cell table:style-name="ce4" office:value-type="string" calcext:value-type="string">
            <text:p>Contribution financière 2016 : programmation activités de loisirs - Centre sportif de Notre-Dame-de-Grâce</text:p>
          </table:table-cell>
          <table:table-cell table:style-name="ce8" office:value-type="float" office:value="185508" calcext:value-type="float">
            <text:p>185 508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ISON DES JEUNES CÔTE-DES-NEIGES</text:p>
          </table:table-cell>
          <table:table-cell table:style-name="ce4" office:value-type="string" calcext:value-type="string">
            <text:p>Contribution financière 2016 : programmation activités de loisirs</text:p>
          </table:table-cell>
          <table:table-cell table:style-name="ce8" office:value-type="float" office:value="49720" calcext:value-type="float">
            <text:p>49 72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 SHELDON MERLING NOTAIRE EN FIDEICOMMIS</text:p>
          </table:table-cell>
          <table:table-cell table:style-name="ce4" office:value-type="string" calcext:value-type="string">
            <text:p>Acquisition de l'ensemble des droits immobiliers de l'immeuble situé aux 4815-4815A, rue Buchan</text:p>
          </table:table-cell>
          <table:table-cell table:style-name="ce8" office:value-type="float" office:value="5900000" calcext:value-type="float">
            <text:p>5 900 0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RÉAL CHRYSLER DODGE JEEP (LASALLE)/ ENTENTE 706439</text:p>
          </table:table-cell>
          <table:table-cell table:style-name="ce4" office:value-type="string" calcext:value-type="string">
            <text:p>Achat de véhicules <text:span text:style-name="T5">Dodge Journey SE </text:span><text:span text:style-name="T6">(2016) (8)</text:span></text:p>
          </table:table-cell>
          <table:table-cell table:style-name="ce8" office:value-type="float" office:value="162290.15" calcext:value-type="float">
            <text:p>162 290,15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TRAX QUÉBEC INC.</text:p>
          </table:table-cell>
          <table:table-cell table:style-name="ce4" office:value-type="string" calcext:value-type="string">
            <text:p>Location de chargeur sur roues <text:span text:style-name="T5">John Deere </text:span><text:span text:style-name="T6">Modèle 624K N° (4)</text:span></text:p>
          </table:table-cell>
          <table:table-cell table:style-name="ce8" office:value-type="float" office:value="30803.04" calcext:value-type="float">
            <text:p>30 803,0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2K INC.</text:p>
          </table:table-cell>
          <table:table-cell table:style-name="ce4" office:value-type="string" calcext:value-type="string">
            <text:p>Sciage circulaire 72" à diverses rues identifiées</text:p>
          </table:table-cell>
          <table:table-cell table:style-name="ce8" office:value-type="float" office:value="25262.62" calcext:value-type="float">
            <text:p>25 262,62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LANCHER DE BOIS FRANC EXCALIBUR INC.</text:p>
          </table:table-cell>
          <table:table-cell table:style-name="ce4" office:value-type="string" calcext:value-type="string">
            <text:p>Centre communautaire Notre-Dame-de-Grâce : réalisation des travaux de réfection du plancher du gymnase</text:p>
          </table:table-cell>
          <table:table-cell table:style-name="ce8" office:value-type="float" office:value="24435.21" calcext:value-type="float">
            <text:p>24 435,21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ÉVENTION CDN –NDG</text:p>
          </table:table-cell>
          <table:table-cell table:style-name="ce4" office:value-type="string" calcext:value-type="string">
            <text:p>Contribution financière : éco-quartiers</text:p>
          </table:table-cell>
          <table:table-cell table:style-name="ce8" office:value-type="float" office:value="29000" calcext:value-type="float">
            <text:p>29 000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: Tandem (2016)</text:p>
          </table:table-cell>
          <table:table-cell table:style-name="ce8" office:value-type="float" office:value="166688" calcext:value-type="float">
            <text:p>166 688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OCOVA INC.</text:p>
          </table:table-cell>
          <table:table-cell table:style-name="ce4" office:value-type="string" calcext:value-type="string">
            <text:p>Maison de la culture Notre-Dame-de-Grâce : travaux de fourniture et d'installation de plancher de scène</text:p>
          </table:table-cell>
          <table:table-cell table:style-name="ce8" office:value-type="float" office:value="92697.99" calcext:value-type="float">
            <text:p>92 697,99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CI ENVIRONNEMENT</text:p>
          </table:table-cell>
          <table:table-cell table:style-name="ce4" office:value-type="string" calcext:value-type="string">
            <text:p>Collecte et transport de déchets</text:p>
          </table:table-cell>
          <table:table-cell table:style-name="ce8" office:value-type="float" office:value="182781.19" calcext:value-type="float">
            <text:p>182 781,19 $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RECYCLAGE NOTRE-DAME INC./ ENTENTES 951328 ET 883323</text:p>
          </table:table-cell>
          <table:table-cell table:style-name="ce5" office:value-type="string" calcext:value-type="string">
            <text:p>Service : traitement/valorisation de matières organiques (2015-2016)</text:p>
          </table:table-cell>
          <table:table-cell table:style-name="ce9" office:value-type="float" office:value="518801.66" calcext:value-type="float">
            <text:p>518 801,66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RQUAGE BURSTALL CONRAD</text:p>
          </table:table-cell>
          <table:table-cell table:style-name="ce4" office:value-type="string" calcext:value-type="string">
            <text:p>Service : remorquage</text:p>
          </table:table-cell>
          <table:table-cell table:style-name="ce8" office:value-type="float" office:value="28931.93" calcext:value-type="float">
            <text:p>28 931,9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RQUAGE MOBILE</text:p>
          </table:table-cell>
          <table:table-cell table:style-name="ce4" office:value-type="string" calcext:value-type="string">
            <text:p>Service : remorquage pour les opérations de déneigement (2015-2016)</text:p>
          </table:table-cell>
          <table:table-cell table:style-name="ce8" office:value-type="float" office:value="74543.6" calcext:value-type="float">
            <text:p>74 543,6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VICE D'ENTRETIEN PRO-PRÊT INC.</text:p>
          </table:table-cell>
          <table:table-cell table:style-name="ce4" office:value-type="string" calcext:value-type="string">
            <text:p>Service : entretien d'immeuble</text:p>
          </table:table-cell>
          <table:table-cell table:style-name="ce8" office:value-type="float" office:value="25103.03" calcext:value-type="float">
            <text:p>25 103,0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VICE D'ÉQUIPEMENT G.D. INC./ ENTENTE 861242</text:p>
          </table:table-cell>
          <table:table-cell table:style-name="ce4" office:value-type="string" calcext:value-type="string">
            <text:p>Achat et aménagement d'un véhicule lourd avec équipement spécialisé</text:p>
          </table:table-cell>
          <table:table-cell table:style-name="ce8" office:value-type="float" office:value="33783.56" calcext:value-type="float">
            <text:p>33 783,56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C-LAVALIN GEM QUÉBEC INC.</text:p>
          </table:table-cell>
          <table:table-cell table:style-name="ce4" office:value-type="string" calcext:value-type="string">
            <text:p>Service d'ingénierie : contrôle de qualité</text:p>
          </table:table-cell>
          <table:table-cell table:style-name="ce8" office:value-type="float" office:value="23076.23" calcext:value-type="float">
            <text:p>23 076,2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CIÉTÉ EN COMMANDITE STRONGCO</text:p>
          </table:table-cell>
          <table:table-cell table:style-name="ce4" office:value-type="string" calcext:value-type="string">
            <text:p>Location de quatre niveleuses pour une durée de cinq mois (2016 )</text:p>
          </table:table-cell>
          <table:table-cell table:style-name="ce8" office:value-type="float" office:value="26104" calcext:value-type="float">
            <text:p>26 104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CIÉTÉ ENVIRONNEMENTALE CDN</text:p>
          </table:table-cell>
          <table:table-cell table:style-name="ce4" office:value-type="string" calcext:value-type="string">
            <text:p>Contribution financière à des organismes</text:p>
          </table:table-cell>
          <table:table-cell table:style-name="ce8" office:value-type="float" office:value="200295.5" calcext:value-type="float">
            <text:p>200 295,5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Réalisation d'un projet visant une gestion humanitaire et environnementale des biens disposés en bordure de rue lors d'une éviction (1er janvier au 31 décembre 2016)</text:p>
          </table:table-cell>
          <table:table-cell table:style-name="ce8" office:value-type="float" office:value="60000" calcext:value-type="float">
            <text:p>60 000,00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ontribution financière pour réaliser le programme <text:span text:style-name="T5">Éco-quartier </text:span><text:span text:style-name="T6">de l'arrondissement (2016)</text:span></text:p>
          </table:table-cell>
          <table:table-cell table:style-name="ce8" office:value-type="float" office:value="97500" calcext:value-type="float">
            <text:p>97 5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CIÉTÉ GÉNÉRALE DE CONSTRUCTION BPF INC.</text:p>
          </table:table-cell>
          <table:table-cell table:style-name="ce4" office:value-type="string" calcext:value-type="string">
            <text:p>Centre communautaire Notre-Dame-de-Grâce : contrat pour la réalisation des travaux en mécanique, correctifs structuraux et ouvrages connexes</text:p>
          </table:table-cell>
          <table:table-cell table:style-name="ce8" office:value-type="float" office:value="425056.54" calcext:value-type="float">
            <text:p>425 056,5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LOTECH INC.</text:p>
          </table:table-cell>
          <table:table-cell table:style-name="ce4" office:value-type="string" calcext:value-type="string">
            <text:p>Centre communautaire Notre-Dame-de-Grâce : contrat pour l'équipement et l'installation de la sonorisation et de l'éclairage</text:p>
          </table:table-cell>
          <table:table-cell table:style-name="ce8" office:value-type="float" office:value="409860.92" calcext:value-type="float">
            <text:p>409 860,92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(S.P.C.A) SOCIÉTÉ POUR LA PRÉVENTION DE LA CRUAUTÉ ENVERS LES ANIMAUX</text:p>
          </table:table-cell>
          <table:table-cell table:style-name="ce4" office:value-type="string" calcext:value-type="string">
            <text:p>Service : fourrière et contrôle animal</text:p>
          </table:table-cell>
          <table:table-cell table:style-name="ce8" office:value-type="float" office:value="125090" calcext:value-type="float">
            <text:p>125 09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ONGCO INC</text:p>
          </table:table-cell>
          <table:table-cell table:style-name="ce4" office:value-type="string" calcext:value-type="string">
            <text:p>Location : machinerie et véhicule lourds et camion avec équipement spécialisé</text:p>
          </table:table-cell>
          <table:table-cell table:style-name="ce8" office:value-type="float" office:value="54811.87" calcext:value-type="float">
            <text:p>54 811,87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CHNOLOGIE DE DEGIVRAGE CARGILL/ ENTENTE 1069290</text:p>
          </table:table-cell>
          <table:table-cell table:style-name="ce4" office:value-type="string" calcext:value-type="string">
            <text:p>Achat de sel traité : entente cadre 1069290</text:p>
          </table:table-cell>
          <table:table-cell table:style-name="ce8" office:value-type="float" office:value="1008150.28" calcext:value-type="float">
            <text:p>1 008 150,28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CHNOLOGIES STAY CONNECTED INC.</text:p>
          </table:table-cell>
          <table:table-cell table:style-name="ce4" office:value-type="string" calcext:value-type="string">
            <text:p>Centre culturel de Notre-Dame-de-Grâce : achat d'équipements Netspot</text:p>
          </table:table-cell>
          <table:table-cell table:style-name="ce8" office:value-type="float" office:value="83754.83" calcext:value-type="float">
            <text:p>83 754,83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KNION ROY ET BRETON INC./ ENTENTE 854079</text:p>
          </table:table-cell>
          <table:table-cell table:style-name="ce4" office:value-type="string" calcext:value-type="string">
            <text:p>Centre culturel de Notre-Dame-de-Grâce : mobilier de bureau du secteur privé pour les employés</text:p>
          </table:table-cell>
          <table:table-cell table:style-name="ce8" office:value-type="float" office:value="27524.77" calcext:value-type="float">
            <text:p>27 524,77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entre culturel de Notre-Dame-de-Grâce : mobilier du secteur public</text:p>
          </table:table-cell>
          <table:table-cell table:style-name="ce8" office:value-type="float" office:value="54356.67" calcext:value-type="float">
            <text:p>54 356,67 $ 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ERRASSEMENT LIMOGES ET FILS</text:p>
          </table:table-cell>
          <table:table-cell table:style-name="ce5" office:value-type="string" calcext:value-type="string">
            <text:p>Excavation et terrassement</text:p>
          </table:table-cell>
          <table:table-cell table:style-name="ce9" office:value-type="float" office:value="304465.04" calcext:value-type="float">
            <text:p>304 465,04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NSVRAC MONTRÉAL LAVAL INC.</text:p>
          </table:table-cell>
          <table:table-cell table:style-name="ce4" office:value-type="string" calcext:value-type="string">
            <text:p>Service : véhicule pour le transport de la neige avec opérateur</text:p>
          </table:table-cell>
          <table:table-cell table:style-name="ce8" office:value-type="float" office:value="369548.78" calcext:value-type="float">
            <text:p>369 548,78 $ 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Service : transport de matières en vrac</text:p>
          </table:table-cell>
          <table:table-cell table:style-name="ce8" office:value-type="float" office:value="679540.11" calcext:value-type="float">
            <text:p>679 540,11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NIVERSITÉ CONCORDIA</text:p>
          </table:table-cell>
          <table:table-cell table:style-name="ce4" office:value-type="string" calcext:value-type="string">
            <text:p>Nouveau protocole d'entente avec l'Université Concordia pour la rénovation et l'amélioration du Terrain Sud et pour l’utilisation des terrains de sports du Centre sportif</text:p>
          </table:table-cell>
          <table:table-cell table:style-name="ce8" office:value-type="float" office:value="104987.5" calcext:value-type="float">
            <text:p>104 987,5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LLE DE CÔTE SAINT-LUC</text:p>
          </table:table-cell>
          <table:table-cell table:style-name="ce4" office:value-type="string" calcext:value-type="string">
            <text:p>Resurfaçage « scarification » de la rue MacDonald (phase 2)</text:p>
          </table:table-cell>
          <table:table-cell table:style-name="ce8" office:value-type="float" office:value="112840.68" calcext:value-type="float">
            <text:p>112 840,68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LLE MONT-ROYAL</text:p>
          </table:table-cell>
          <table:table-cell table:style-name="ce4" office:value-type="string" calcext:value-type="string">
            <text:p>Signature d'une entente entre l'arrondissement et Ville Mont-Royal : permettre aux résidents du secteur Glenmount d'utiliser les services de sports, loisirs et bibliothèque de Ville Mont-Royal</text:p>
          </table:table-cell>
          <table:table-cell table:style-name="ce8" office:value-type="float" office:value="135000" calcext:value-type="float">
            <text:p>135 000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HAVEN ELMHURST COMMUNITY RECREATION ASSOCIATION</text:p>
          </table:table-cell>
          <table:table-cell table:style-name="ce4" office:value-type="string" calcext:value-type="string">
            <text:p>Contribution financière 2016 : programmation activités de loisirs</text:p>
          </table:table-cell>
          <table:table-cell table:style-name="ce8" office:value-type="float" office:value="38326" calcext:value-type="float">
            <text:p>38 326,00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XYZ TECHNOLOGIE CULTURELLE INC.</text:p>
          </table:table-cell>
          <table:table-cell table:style-name="ce4" office:value-type="string" calcext:value-type="string">
            <text:p>Centre culturel de Notre-Dame-de-Grâce : acquisition et installation d'équipements audio-visuels</text:p>
          </table:table-cell>
          <table:table-cell table:style-name="ce8" office:value-type="float" office:value="130549.05" calcext:value-type="float">
            <text:p>130 549,05 $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OTAL <text:span text:style-name="T2">: 41 218 843,97 $</text:span>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6-09-02T15:25:08</meta:creation-date>
    <dc:date>2016-09-30T14:15:11.761000000</dc:date>
    <meta:generator>LibreOffice/5.1.4.2$Windows_x86 LibreOffice_project/f99d75f39f1c57ebdd7ffc5f42867c12031db97a</meta:generator>
    <meta:editing-duration>PT2M8S</meta:editing-duration>
    <meta:editing-cycles>1</meta:editing-cycles>
    <meta:document-statistic meta:table-count="3" meta:cell-count="298" meta:object-count="0"/>
  </office:meta>
</office:document-meta>
</file>